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51161" officeooo:paragraph-rsid="000b310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51161" officeooo:paragraph-rsid="000b3108" style:font-weight-asian="bold" style:font-weight-complex="bold"/>
    </style:style>
    <style:style style:name="P3" style:family="paragraph" style:parent-style-name="Standard">
      <style:text-properties fo:font-weight="bold" officeooo:rsid="002693cf" officeooo:paragraph-rsid="000b3108" style:font-weight-asian="bold" style:font-weight-complex="bold"/>
    </style:style>
    <style:style style:name="P4" style:family="paragraph" style:parent-style-name="Standard">
      <style:text-properties fo:font-weight="bold" officeooo:rsid="000379f2" officeooo:paragraph-rsid="000b3108" style:font-weight-asian="bold" style:font-weight-complex="bold"/>
    </style:style>
    <style:style style:name="P5" style:family="paragraph" style:parent-style-name="Standard">
      <style:text-properties fo:font-weight="normal" officeooo:rsid="00251161" officeooo:paragraph-rsid="000b3108" style:font-weight-asian="normal" style:font-weight-complex="normal"/>
    </style:style>
    <style:style style:name="P6" style:family="paragraph" style:parent-style-name="Standard">
      <style:text-properties fo:font-weight="normal" officeooo:rsid="00280b39" officeooo:paragraph-rsid="000b3108" style:font-weight-asian="normal" style:font-weight-complex="normal"/>
    </style:style>
    <style:style style:name="P7" style:family="paragraph" style:parent-style-name="Standard">
      <style:text-properties fo:font-weight="normal" officeooo:rsid="003c254e" officeooo:paragraph-rsid="000b3108" style:font-weight-asian="normal" style:font-weight-complex="normal"/>
    </style:style>
    <style:style style:name="P8" style:family="paragraph" style:parent-style-name="Standard">
      <style:text-properties officeooo:paragraph-rsid="000b3108"/>
    </style:style>
    <style:style style:name="P9" style:family="paragraph" style:parent-style-name="Standard">
      <style:paragraph-properties fo:text-align="center" style:justify-single-word="false"/>
      <style:text-properties officeooo:rsid="00036d90" officeooo:paragraph-rsid="000caf4b"/>
    </style:style>
    <style:style style:name="P10" style:family="paragraph" style:parent-style-name="Subtitle">
      <style:paragraph-properties fo:text-align="center" style:justify-single-word="false"/>
      <style:text-properties officeooo:rsid="0001121f" officeooo:paragraph-rsid="000b3108"/>
    </style:style>
    <style:style style:name="P11" style:family="paragraph" style:parent-style-name="Text_20_body">
      <style:text-properties officeooo:rsid="0001121f" officeooo:paragraph-rsid="000b3108"/>
    </style:style>
    <style:style style:name="P12" style:family="paragraph" style:parent-style-name="Text_20_body">
      <style:text-properties fo:font-weight="bold" officeooo:rsid="0001121f" officeooo:paragraph-rsid="000b3108" style:font-weight-asian="bold" style:font-weight-complex="bold"/>
    </style:style>
    <style:style style:name="P13" style:family="paragraph" style:parent-style-name="Text_20_body">
      <style:text-properties officeooo:rsid="00022bcb" officeooo:paragraph-rsid="000b3108"/>
    </style:style>
    <style:style style:name="P14" style:family="paragraph" style:parent-style-name="Text_20_body">
      <style:text-properties officeooo:paragraph-rsid="000b3108"/>
    </style:style>
    <style:style style:name="P15" style:family="paragraph" style:parent-style-name="Title">
      <style:text-properties officeooo:rsid="0001121f" officeooo:paragraph-rsid="000caf4b"/>
    </style:style>
    <style:style style:name="P16" style:family="paragraph" style:parent-style-name="Heading_20_2">
      <style:text-properties officeooo:rsid="0001121f" officeooo:paragraph-rsid="000b3108"/>
    </style:style>
    <style:style style:name="P17" style:family="paragraph" style:parent-style-name="Standard">
      <style:text-properties officeooo:rsid="0001121f" officeooo:paragraph-rsid="000b3108"/>
    </style:style>
    <style:style style:name="T1" style:family="text">
      <style:text-properties officeooo:rsid="00204f91"/>
    </style:style>
    <style:style style:name="T2" style:family="text">
      <style:text-properties officeooo:rsid="0021d26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79f2" style:font-weight-asian="bold" style:font-weight-complex="bold"/>
    </style:style>
    <style:style style:name="T5" style:family="text">
      <style:text-properties officeooo:rsid="000379f2"/>
    </style:style>
    <style:style style:name="T6" style:family="text">
      <style:text-properties fo:font-weight="normal" officeooo:rsid="00280b39" style:font-weight-asian="normal" style:font-weight-complex="normal"/>
    </style:style>
    <style:style style:name="T7" style:family="text">
      <style:text-properties fo:font-weight="normal" officeooo:rsid="003abd81" style:font-weight-asian="normal" style:font-weight-complex="normal"/>
    </style:style>
    <style:style style:name="T8" style:family="text">
      <style:text-properties fo:font-weight="normal" officeooo:rsid="003b86e3" style:font-weight-asian="normal" style:font-weight-complex="normal"/>
    </style:style>
    <style:style style:name="T9" style:family="text">
      <style:text-properties fo:font-weight="normal" officeooo:rsid="003c254e" style:font-weight-asian="normal" style:font-weight-complex="normal"/>
    </style:style>
    <style:style style:name="T10" style:family="text">
      <style:text-properties fo:font-weight="normal" officeooo:rsid="00409f6d" style:font-weight-asian="normal" style:font-weight-complex="normal"/>
    </style:style>
    <style:style style:name="T11" style:family="text">
      <style:text-properties fo:font-weight="normal" officeooo:rsid="0028de41" style:font-weight-asian="normal" style:font-weight-complex="normal"/>
    </style:style>
    <style:style style:name="T12" style:family="text">
      <style:text-properties fo:font-weight="normal" officeooo:rsid="002bc2cc" style:font-weight-asian="normal" style:font-weight-complex="normal"/>
    </style:style>
    <style:style style:name="T13" style:family="text">
      <style:text-properties fo:font-weight="normal" officeooo:rsid="002e4acb" style:font-weight-asian="normal" style:font-weight-complex="normal"/>
    </style:style>
    <style:style style:name="T14" style:family="text">
      <style:text-properties fo:font-weight="normal" officeooo:rsid="00321254" style:font-weight-asian="normal" style:font-weight-complex="normal"/>
    </style:style>
    <style:style style:name="T15" style:family="text">
      <style:text-properties fo:font-weight="normal" officeooo:rsid="00340dd7" style:font-weight-asian="normal" style:font-weight-complex="normal"/>
    </style:style>
    <style:style style:name="T16" style:family="text">
      <style:text-properties officeooo:rsid="00251161"/>
    </style:style>
    <style:style style:name="T17" style:family="text">
      <style:text-properties officeooo:rsid="002a53b8"/>
    </style:style>
    <style:style style:name="T18" style:family="text">
      <style:text-properties officeooo:rsid="00315009"/>
    </style:style>
    <style:style style:name="T19" style:family="text">
      <style:text-properties officeooo:rsid="002fe40a"/>
    </style:style>
    <style:style style:name="T20" style:family="text">
      <style:text-properties style:text-position="sub 58%" fo:font-weight="normal" officeooo:rsid="00321254" style:font-weight-asian="normal" style:font-weight-complex="normal"/>
    </style:style>
    <style:style style:name="T21" style:family="text">
      <style:text-properties style:text-position="sub 58%" fo:font-weight="normal" officeooo:rsid="00340dd7" style:font-weight-asian="normal" style:font-weight-complex="normal"/>
    </style:style>
    <style:style style:name="T22" style:family="text">
      <style:text-properties style:text-position="0% 100%" fo:font-weight="normal" officeooo:rsid="00321254" style:font-weight-asian="normal" style:font-weight-complex="normal"/>
    </style:style>
    <style:style style:name="T23" style:family="text">
      <style:text-properties style:text-position="0% 100%" fo:font-weight="normal" officeooo:rsid="00340dd7" style:font-weight-asian="normal" style:font-weight-complex="normal"/>
    </style:style>
    <style:style style:name="T24" style:family="text">
      <style:text-properties style:text-position="0% 100%" fo:font-weight="normal" officeooo:rsid="003abd81" style:font-weight-asian="normal" style:font-weight-complex="normal"/>
    </style:style>
    <style:style style:name="T25" style:family="text">
      <style:text-properties officeooo:rsid="000dd1fc"/>
    </style:style>
    <style:style style:name="T26" style:family="text">
      <style:text-properties officeooo:rsid="000fb9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TA STRUCTURES LAB</text:p>
      <text:p text:style-name="P9">AMAL NATH M</text:p>
      <text:p text:style-name="P9">R<text:span text:style-name="T25">3 </text:span>11</text:p>
      <text:p text:style-name="P10"/>
      <text:p text:style-name="P10">EXPERIMENT <text:span text:style-name="T1">2</text:span> : Implementation of S<text:span text:style-name="T1">earching</text:span> Algorithms</text:p>
      <text:h text:style-name="P16" text:outline-level="2">a.) <text:span text:style-name="T2">LINEAR SEARCH</text:span> </text:h>
      <text:p text:style-name="P14"/>
      <text:p text:style-name="P11"><text:span text:style-name="T3">AIM</text:span> :- To perform <text:span text:style-name="T2">LINEAR SEARCH</text:span> in an array <text:span text:style-name="T2">to find a specific element.</text:span></text:p>
      <text:p text:style-name="P11"/>
      <text:p text:style-name="P11"><text:span text:style-name="T3">DATA STRUCTURE USED</text:span> :- ARRAY is the data structure used in <text:span text:style-name="T2">linear search</text:span>.</text:p>
      <text:p text:style-name="P12"/>
      <text:p text:style-name="P11"><text:span text:style-name="T3">ALGORITHM</text:span> :- </text:p>
      <text:p text:style-name="P11">START</text:p>
      <text:p text:style-name="P11">1. Declare n, arr[SIZE], num, count=0, flag=0</text:p>
      <text:p text:style-name="P11">2. Read n</text:p>
      <text:p text:style-name="P11">3. From i=0 till n, read arr[i]</text:p>
      <text:p text:style-name="P11">4. Read the search element num</text:p>
      <text:p text:style-name="P11">5. From i=0 till n, in each iteration, increment count and check if arr[i] is equal to num. </text:p>
      <text:p text:style-name="P11">6. If true, increment flag and break from the loop. Else, continue the next iteration.</text:p>
      <text:p text:style-name="P11">7. If flag is not equal to 0, print num found. Else, print num not found.</text:p>
      <text:p text:style-name="P11">8. Print count</text:p>
      <text:p text:style-name="P11">STOP</text:p>
      <text:p text:style-name="P11"/>
      <text:p text:style-name="P13"><text:span text:style-name="T3">PROGRAM CODE</text:span> :- </text:p>
      <text:p text:style-name="P8">#include&lt;stdio.h&gt;</text:p>
      <text:p text:style-name="P8"/>
      <text:p text:style-name="P8">void main()</text:p>
      <text:p text:style-name="P8">{</text:p>
      <text:p text:style-name="P8"><text:tab/>int n, arr[100], num, count=0, flag=0;</text:p>
      <text:p text:style-name="P8"/>
      <text:p text:style-name="P8"><text:tab/>printf("Enter the array size\n");</text:p>
      <text:p text:style-name="P8"><text:tab/>scanf("%d", &amp;n);</text:p>
      <text:p text:style-name="P8"/>
      <text:p text:style-name="P8"><text:tab/>printf("Enter the array elements\n");</text:p>
      <text:p text:style-name="P8"><text:soft-page-break/><text:tab/>for(int i=0;i&lt;n;i++)</text:p>
      <text:p text:style-name="P8"><text:tab/><text:tab/>scanf("%d", &amp;arr[i]);</text:p>
      <text:p text:style-name="P8"/>
      <text:p text:style-name="P8"><text:tab/>printf("Enter the number to be searched\n");</text:p>
      <text:p text:style-name="P8"><text:tab/>scanf("%d", &amp;num);</text:p>
      <text:p text:style-name="P8"/>
      <text:p text:style-name="P8"><text:tab/>for(int i=0;i&lt;n;i++)</text:p>
      <text:p text:style-name="P8"><text:tab/>{</text:p>
      <text:p text:style-name="P8"><text:tab/><text:tab/>count++;</text:p>
      <text:p text:style-name="P8"><text:tab/><text:tab/>if(arr[i]==num)</text:p>
      <text:p text:style-name="P8"><text:tab/><text:tab/>{</text:p>
      <text:p text:style-name="P8"><text:tab/><text:tab/><text:tab/>flag++;</text:p>
      <text:p text:style-name="P8"><text:tab/><text:tab/><text:tab/>break;</text:p>
      <text:p text:style-name="P8"><text:tab/><text:tab/>}</text:p>
      <text:p text:style-name="P8"><text:tab/>}</text:p>
      <text:p text:style-name="P8"><text:tab/>if(flag==0)</text:p>
      <text:p text:style-name="P8"><text:tab/><text:tab/>printf("%d Not Found !\n", num);</text:p>
      <text:p text:style-name="P8"><text:tab/>else</text:p>
      <text:p text:style-name="P8"><text:tab/><text:tab/>printf("%d Found !\n", num);</text:p>
      <text:p text:style-name="P8"><text:tab/>printf("\nNo. of comparisons = %d\n", count);</text:p>
      <text:p text:style-name="P8">}</text:p>
      <text:p text:style-name="P8"/>
      <text:p text:style-name="P14"/>
      <text:p text:style-name="P8"><text:span text:style-name="T4">SAMPLE OUTPUTS</text:span><text:span text:style-name="T5"> :-</text:span></text:p>
      <text:p text:style-name="P8"/>
      <text:p text:style-name="P8">Enter the array size</text:p>
      <text:p text:style-name="P8">5</text:p>
      <text:p text:style-name="P8">Enter the array elements</text:p>
      <text:p text:style-name="P8">1</text:p>
      <text:p text:style-name="P8">6</text:p>
      <text:p text:style-name="P8">2</text:p>
      <text:p text:style-name="P8">8</text:p>
      <text:p text:style-name="P8">3</text:p>
      <text:p text:style-name="P8">Enter the number to be searched</text:p>
      <text:p text:style-name="P8">1</text:p>
      <text:p text:style-name="P8">1 Found !</text:p>
      <text:p text:style-name="P8"/>
      <text:p text:style-name="P8">No. of comparisons = 1</text:p>
      <text:p text:style-name="P8"/>
      <text:p text:style-name="P8">Enter the array size</text:p>
      <text:p text:style-name="P8">4</text:p>
      <text:p text:style-name="P8">Enter the array elements</text:p>
      <text:p text:style-name="P8">1</text:p>
      <text:p text:style-name="P8">2</text:p>
      <text:p text:style-name="P8">3</text:p>
      <text:p text:style-name="P8">4</text:p>
      <text:p text:style-name="P8">Enter the number to be searched</text:p>
      <text:p text:style-name="P8">4</text:p>
      <text:p text:style-name="P8">4 Found !</text:p>
      <text:p text:style-name="P8"/>
      <text:p text:style-name="P8">No. of comparisons = 4</text:p>
      <text:p text:style-name="P8"/>
      <text:p text:style-name="P8"><text:soft-page-break/>Enter the array size</text:p>
      <text:p text:style-name="P8">3</text:p>
      <text:p text:style-name="P8">Enter the array elements</text:p>
      <text:p text:style-name="P8">1</text:p>
      <text:p text:style-name="P8">2</text:p>
      <text:p text:style-name="P8">3</text:p>
      <text:p text:style-name="P8">Enter the number to be searched</text:p>
      <text:p text:style-name="P8">4</text:p>
      <text:p text:style-name="P8">4 Not Found !</text:p>
      <text:p text:style-name="P8"/>
      <text:p text:style-name="P8">No. of comparisons = 3</text:p>
      <text:p text:style-name="P8"/>
      <text:p text:style-name="P8">Enter the array size</text:p>
      <text:p text:style-name="P8">6</text:p>
      <text:p text:style-name="P8">Enter the array elements</text:p>
      <text:p text:style-name="P8">-2</text:p>
      <text:p text:style-name="P8">0</text:p>
      <text:p text:style-name="P8">2</text:p>
      <text:p text:style-name="P8">1</text:p>
      <text:p text:style-name="P8">6</text:p>
      <text:p text:style-name="P8">123</text:p>
      <text:p text:style-name="P8">Enter the number to be searched</text:p>
      <text:p text:style-name="P8">1</text:p>
      <text:p text:style-name="P8">1 Found !</text:p>
      <text:p text:style-name="P8"/>
      <text:p text:style-name="P8">No. of comparisons = 4</text:p>
      <text:p text:style-name="P8"/>
      <text:p text:style-name="P8"/>
      <text:p text:style-name="P1">RESULT :- <text:s/><text:span text:style-name="T6">Linear search was performed in an array and the required element, if present, was found out. Also, the number of comparisons performed was found out to be </text:span><text:span text:style-name="T7">1 for best case and n </text:span><text:span text:style-name="T8">for worst case where n is the number of array elements</text:span><text:span text:style-name="T6">.</text:span></text:p>
      <text:p text:style-name="P6">Time complexity:</text:p>
      <text:p text:style-name="P1"><text:span text:style-name="T6"><text:tab/>Best case – </text:span><text:span text:style-name="T9">O(1)</text:span></text:p>
      <text:p text:style-name="P1"><text:span text:style-name="T6"><text:tab/>Average case – </text:span><text:span text:style-name="T9">O(n/</text:span><text:span text:style-name="T10">2</text:span><text:span text:style-name="T9">)</text:span></text:p>
      <text:p text:style-name="P1"><text:span text:style-name="T6"><text:tab/>Worst case – </text:span><text:span text:style-name="T9">O(n)</text:span>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7"/>
      <text:p text:style-name="P17"/>
      <text:h text:style-name="P16" text:outline-level="2"><text:span text:style-name="T26">b</text:span>.) <text:span text:style-name="T16">BINARY</text:span><text:span text:style-name="T2"> SEARCH</text:span> </text:h>
      <text:p text:style-name="P14"/>
      <text:p text:style-name="P11"><text:span text:style-name="T3">AIM</text:span> :- To perform <text:span text:style-name="T16">BINARY</text:span><text:span text:style-name="T2"> SEARCH</text:span> in a <text:span text:style-name="T17">sorted </text:span>array <text:span text:style-name="T2">to find a specific element.</text:span></text:p>
      <text:p text:style-name="P11"/>
      <text:p text:style-name="P11"><text:span text:style-name="T3">DATA STRUCTURE USED</text:span> :- ARRAY is the data structure used in <text:span text:style-name="T16">binary</text:span><text:span text:style-name="T2"> search</text:span>.</text:p>
      <text:p text:style-name="P12"/>
      <text:p text:style-name="P11"><text:span text:style-name="T3">ALGORITHM</text:span> :- </text:p>
      <text:p text:style-name="P11">START</text:p>
      <text:p text:style-name="P11">1. Declare n, arr[SIZE], num, r=0, flag=0, count=0</text:p>
      <text:p text:style-name="P11">2. Read n</text:p>
      <text:p text:style-name="P11">3. From i=0 till n, read arr[i]</text:p>
      <text:p text:style-name="P11">4. Read search element num</text:p>
      <text:p text:style-name="P11">5. If n greater than <text:span text:style-name="T18">or equal to </text:span><text:span text:style-name="T19">r</text:span>(index of first element), goto 6. Else, goto 10.</text:p>
      <text:p text:style-name="P11">6. Assign mid=(n+r)/2</text:p>
      <text:p text:style-name="P11">7. If arr[mid] equal to num, increment count and flag, then break and goto 10. Else, goto 8.</text:p>
      <text:p text:style-name="P11">8. If arr[mid] less than num, assign r=mid+1, increment count and continue the next iteration by jumping to 5. Else, goto 9.</text:p>
      <text:p text:style-name="P11">9. If arr[mid] greater than num, assign n=mid-1, increment count and continue the next iteration by jumping to 5.</text:p>
      <text:p text:style-name="P11">10. If flag equal to zero, print num not found. Else, print num found.</text:p>
      <text:p text:style-name="P11">11. Print count</text:p>
      <text:p text:style-name="P11">STOP</text:p>
      <text:p text:style-name="P11"/>
      <text:p text:style-name="P13"><text:span text:style-name="T3">PROGRAM CODE</text:span> :- </text:p>
      <text:p text:style-name="P8">#include &lt;stdio.h&gt;</text:p>
      <text:p text:style-name="P8"/>
      <text:p text:style-name="P8">void main()</text:p>
      <text:p text:style-name="P8">{</text:p>
      <text:p text:style-name="P8"><text:tab/>int n, mid, r=0, arr[100], num, flag=0, count=0;</text:p>
      <text:p text:style-name="P8"/>
      <text:p text:style-name="P8"><text:tab/>printf("Enter the array size\n");</text:p>
      <text:p text:style-name="P8"><text:tab/>scanf("%d", &amp;n);</text:p>
      <text:p text:style-name="P8"/>
      <text:p text:style-name="P8"><text:tab/>printf("Enter the array elements in ascending order\n");</text:p>
      <text:p text:style-name="P8"><text:soft-page-break/><text:tab/>for(int i=0;i&lt;n;i++)</text:p>
      <text:p text:style-name="P8"><text:tab/><text:tab/>scanf("%d", &amp;arr[i]);</text:p>
      <text:p text:style-name="P8"/>
      <text:p text:style-name="P8"><text:tab/>printf("Enter the number to be searched\n");</text:p>
      <text:p text:style-name="P8"><text:tab/>scanf("%d", &amp;num);</text:p>
      <text:p text:style-name="P8"/>
      <text:p text:style-name="P8"><text:tab/>while(n&gt;<text:span text:style-name="T18">=</text:span>r)</text:p>
      <text:p text:style-name="P8"><text:tab/>{</text:p>
      <text:p text:style-name="P8"><text:tab/><text:tab/>mid=(n+r)/2;</text:p>
      <text:p text:style-name="P8"/>
      <text:p text:style-name="P8"><text:tab/><text:tab/>if(arr[mid]==num)</text:p>
      <text:p text:style-name="P8"><text:tab/><text:tab/>{</text:p>
      <text:p text:style-name="P8"><text:tab/><text:tab/><text:tab/>count++;</text:p>
      <text:p text:style-name="P8"><text:tab/><text:tab/><text:tab/>flag++;</text:p>
      <text:p text:style-name="P8"><text:tab/><text:tab/><text:tab/>break;</text:p>
      <text:p text:style-name="P8"><text:tab/><text:tab/>}</text:p>
      <text:p text:style-name="P8"><text:tab/><text:tab/>else if(arr[mid]&lt;num)</text:p>
      <text:p text:style-name="P8"><text:tab/><text:tab/>{</text:p>
      <text:p text:style-name="P8"><text:tab/><text:tab/><text:tab/>r=mid+1;</text:p>
      <text:p text:style-name="P8"><text:tab/><text:tab/><text:tab/>count++;</text:p>
      <text:p text:style-name="P8"><text:tab/><text:tab/><text:tab/>continue;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n=mid-1;</text:p>
      <text:p text:style-name="P8"><text:tab/><text:tab/><text:tab/>count++;</text:p>
      <text:p text:style-name="P8"><text:tab/><text:tab/><text:tab/>continue;</text:p>
      <text:p text:style-name="P8"><text:tab/><text:tab/>}</text:p>
      <text:p text:style-name="P8"><text:tab/>}</text:p>
      <text:p text:style-name="P8"/>
      <text:p text:style-name="P8"/>
      <text:p text:style-name="P8"><text:tab/>if(flag==0)</text:p>
      <text:p text:style-name="P8"><text:tab/><text:tab/>printf("\n%d not found!\n", num);</text:p>
      <text:p text:style-name="P8"><text:tab/>else</text:p>
      <text:p text:style-name="P8"><text:tab/><text:tab/>printf("\n%d found!\n", num);</text:p>
      <text:p text:style-name="P8"/>
      <text:p text:style-name="P8"><text:tab/>printf("No. of comparisons = %d\n", count);</text:p>
      <text:p text:style-name="P8">}</text:p>
      <text:p text:style-name="P8"/>
      <text:p text:style-name="P14"/>
      <text:p text:style-name="P4">SAMPLE OUTPUTS :-</text:p>
      <text:p text:style-name="P1"/>
      <text:p text:style-name="P5">Enter the array size</text:p>
      <text:p text:style-name="P5">5</text:p>
      <text:p text:style-name="P5">Enter the array elements in ascending order</text:p>
      <text:p text:style-name="P5">0</text:p>
      <text:p text:style-name="P5">12</text:p>
      <text:p text:style-name="P5">32</text:p>
      <text:p text:style-name="P5">45</text:p>
      <text:p text:style-name="P5">55</text:p>
      <text:p text:style-name="P5">Enter the number to be searched</text:p>
      <text:p text:style-name="P5">32</text:p>
      <text:p text:style-name="P5"><text:soft-page-break/></text:p>
      <text:p text:style-name="P5">32 found!</text:p>
      <text:p text:style-name="P5">No. of comparisons = 1</text:p>
      <text:p text:style-name="P5"/>
      <text:p text:style-name="P5">Enter the array size</text:p>
      <text:p text:style-name="P5">4</text:p>
      <text:p text:style-name="P5">Enter the array elements in ascending order</text:p>
      <text:p text:style-name="P5">1</text:p>
      <text:p text:style-name="P5">2</text:p>
      <text:p text:style-name="P5">3</text:p>
      <text:p text:style-name="P5">4</text:p>
      <text:p text:style-name="P5">Enter the number to be searched</text:p>
      <text:p text:style-name="P5">1</text:p>
      <text:p text:style-name="P5"/>
      <text:p text:style-name="P5">1 found!</text:p>
      <text:p text:style-name="P5">No. of comparisons = 2</text:p>
      <text:p text:style-name="P5"/>
      <text:p text:style-name="P5">Enter the array size</text:p>
      <text:p text:style-name="P5">6</text:p>
      <text:p text:style-name="P5">Enter the array elements in ascending order</text:p>
      <text:p text:style-name="P5">1</text:p>
      <text:p text:style-name="P5">2</text:p>
      <text:p text:style-name="P5">3</text:p>
      <text:p text:style-name="P5">4</text:p>
      <text:p text:style-name="P5">5</text:p>
      <text:p text:style-name="P5">6</text:p>
      <text:p text:style-name="P5">Enter the number to be searched</text:p>
      <text:p text:style-name="P5">6</text:p>
      <text:p text:style-name="P5"/>
      <text:p text:style-name="P5">6 found!</text:p>
      <text:p text:style-name="P5">No. of comparisons = 2</text:p>
      <text:p text:style-name="P5"/>
      <text:p text:style-name="P5">Enter the array size</text:p>
      <text:p text:style-name="P5">3</text:p>
      <text:p text:style-name="P5">Enter the array elements in ascending order</text:p>
      <text:p text:style-name="P5">1</text:p>
      <text:p text:style-name="P5">2</text:p>
      <text:p text:style-name="P5">3</text:p>
      <text:p text:style-name="P5">Enter the number to be searched</text:p>
      <text:p text:style-name="P5">4</text:p>
      <text:p text:style-name="P5"/>
      <text:p text:style-name="P5">4 not found!</text:p>
      <text:p text:style-name="P5">No. of comparisons = 3</text:p>
      <text:p text:style-name="P1"/>
      <text:p text:style-name="P5">Enter the array size</text:p>
      <text:p text:style-name="P5">3</text:p>
      <text:p text:style-name="P5">Enter the array elements in ascending order</text:p>
      <text:p text:style-name="P5">11</text:p>
      <text:p text:style-name="P5">22</text:p>
      <text:p text:style-name="P5">33</text:p>
      <text:p text:style-name="P5">Enter the number to be searched</text:p>
      <text:p text:style-name="P5">1</text:p>
      <text:p text:style-name="P5"><text:soft-page-break/></text:p>
      <text:p text:style-name="P5">1 not found!</text:p>
      <text:p text:style-name="P5">No. of comparisons = 2</text:p>
      <text:p text:style-name="P5"/>
      <text:p text:style-name="P5">Enter the array size</text:p>
      <text:p text:style-name="P5">4</text:p>
      <text:p text:style-name="P5">Enter the array elements in ascending order</text:p>
      <text:p text:style-name="P5">1</text:p>
      <text:p text:style-name="P5">2</text:p>
      <text:p text:style-name="P5">3</text:p>
      <text:p text:style-name="P5">4</text:p>
      <text:p text:style-name="P5">Enter the number to be searched</text:p>
      <text:p text:style-name="P5">5</text:p>
      <text:p text:style-name="P5"/>
      <text:p text:style-name="P5">5 not found!</text:p>
      <text:p text:style-name="P5">No. of comparisons = 3</text:p>
      <text:p text:style-name="P5">Enter the array size</text:p>
      <text:p text:style-name="P5">4</text:p>
      <text:p text:style-name="P5">Enter the array elements in ascending order</text:p>
      <text:p text:style-name="P5">4</text:p>
      <text:p text:style-name="P5">5</text:p>
      <text:p text:style-name="P5">6</text:p>
      <text:p text:style-name="P5">7</text:p>
      <text:p text:style-name="P5">Enter the number to be searched</text:p>
      <text:p text:style-name="P5">1</text:p>
      <text:p text:style-name="P5"/>
      <text:p text:style-name="P5">1 not found!</text:p>
      <text:p text:style-name="P5">No. of comparisons = 2</text:p>
      <text:p text:style-name="P5"/>
      <text:p text:style-name="P5"/>
      <text:p text:style-name="P3">RESULT :- <text:span text:style-name="T11">Binary se</text:span><text:span text:style-name="T6">arch was performed in an </text:span><text:span text:style-name="T12">already sorted </text:span><text:span text:style-name="T6">array and the required element, if present, was found out. </text:span><text:span text:style-name="T13">Also, the number of comparisons performed was found out </text:span><text:span text:style-name="T14">to be </text:span><text:span text:style-name="T15">1 for best case and</text:span><text:span text:style-name="T14"> approximately (log</text:span><text:span text:style-name="T20">2</text:span><text:span text:style-name="T22">n+1) </text:span><text:span text:style-name="T23">for worst case </text:span><text:span text:style-name="T24">where n is the number of array elements</text:span><text:span text:style-name="T13">. </text:span></text:p>
      <text:p text:style-name="P6">Time complexity:</text:p>
      <text:p text:style-name="P1"><text:span text:style-name="T6"><text:tab/>Best case – </text:span><text:span text:style-name="T15">O(1)</text:span></text:p>
      <text:p text:style-name="P1"><text:span text:style-name="T6"><text:tab/>Average case – </text:span><text:span text:style-name="T15">O(log</text:span><text:span text:style-name="T21">2</text:span><text:span text:style-name="T23">n)</text:span></text:p>
      <text:p text:style-name="P1"><text:span text:style-name="T6"><text:tab/>Worst case – </text:span><text:span text:style-name="T15">O(log</text:span><text:span text:style-name="T21">2</text:span><text:span text:style-name="T23">n)</text:span></text:p>
      <text:p text:style-name="P6"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4:17:58.312124843</meta:creation-date>
    <dc:date>2020-09-20T15:15:30.596637123</dc:date>
    <meta:editing-duration>PT7M42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7" meta:paragraph-count="239" meta:word-count="874" meta:character-count="4697" meta:non-whitespace-character-count="3940"/>
  </office:meta>
</office:document-meta>
</file>